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350D30F95FA9CB8DF8F.png" manifest:media-type="image/png"/>
  <manifest:file-entry manifest:full-path="Pictures/100000010000029B00000225966186CAC921E2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column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" text:anchor-type="page" text:anchor-page-number="1" svg:x="20.329cm" svg:y="6.555cm" svg:width="21.001cm" svg:height="29.7cm" draw:z-index="0">
        <draw:image xlink:href="Pictures/100000010000029B00000225966186CAC921E213.png" xlink:type="simple" xlink:show="embed" xlink:actuate="onLoad" draw:mime-type="image/png"/>
      </draw:frame>
      <text:p text:style-name="Standard"><draw:frame draw:style-name="fr1" draw:name="Image2" text:anchor-type="char" svg:width="19.939cm" svg:height="27.7cm" draw:z-index="1"><draw:image xlink:href="Pictures/100000010000030000000350D30F95FA9CB8DF8F.png" xlink:type="simple" xlink:show="embed" xlink:actuate="onLoad" draw:mime-type="image/png"/></draw:frame><text:soft-page-break/><text:line-break/><text:line-break/><text:line-break/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08:27:45.651909655</meta:creation-date>
    <dc:date>2023-01-13T08:39:38.744590583</dc:date>
    <meta:editing-duration>PT13S</meta:editing-duration>
    <meta:editing-cycles>1</meta:editing-cycles>
    <meta:document-statistic meta:table-count="0" meta:image-count="2" meta:object-count="0" meta:page-count="9" meta:paragraph-count="2" meta:word-count="1" meta:character-count="13" meta:non-whitespace-character-count="8"/>
    <meta:generator>LibreOffice/7.3.7.2$Linux_X86_64 LibreOffice_project/30$Build-2</meta:generator>
  </office:meta>
</office:document-meta>
</file>